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1dc8131b" officeooo:paragraph-rsid="1dc8131b"/>
    </style:style>
    <style:style style:name="P2" style:family="paragraph" style:parent-style-name="Text_20_body" style:list-style-name="L1">
      <style:text-properties officeooo:rsid="1dc8131b" officeooo:paragraph-rsid="1dc8131b"/>
    </style:style>
    <style:style style:name="P3" style:family="paragraph" style:parent-style-name="Text_20_body" style:list-style-name="L1">
      <style:text-properties officeooo:paragraph-rsid="1dc8131b"/>
    </style:style>
    <style:style style:name="P4" style:family="paragraph" style:parent-style-name="Text_20_body">
      <style:text-properties officeooo:rsid="1dc948de" officeooo:paragraph-rsid="1dc948de"/>
    </style:style>
    <style:style style:name="P5" style:family="paragraph" style:parent-style-name="Text_20_body">
      <style:text-properties officeooo:rsid="1dcb284d" officeooo:paragraph-rsid="1dcb284d"/>
    </style:style>
    <style:style style:name="P6" style:family="paragraph" style:parent-style-name="Text_20_body">
      <style:text-properties officeooo:rsid="1dcc8485" officeooo:paragraph-rsid="1dcc8485"/>
    </style:style>
    <style:style style:name="P7" style:family="paragraph" style:parent-style-name="Text_20_body">
      <style:text-properties officeooo:rsid="1dcd4d69" officeooo:paragraph-rsid="1dcd4d69"/>
    </style:style>
    <style:style style:name="P8" style:family="paragraph" style:parent-style-name="Text_20_body" style:list-style-name="L3">
      <style:text-properties officeooo:rsid="1dcd4d69" officeooo:paragraph-rsid="1dcd4d69"/>
    </style:style>
    <style:style style:name="P9" style:family="paragraph" style:parent-style-name="Text_20_body">
      <style:text-properties officeooo:rsid="1dce56d6" officeooo:paragraph-rsid="1dce56d6"/>
    </style:style>
    <style:style style:name="P10" style:family="paragraph" style:parent-style-name="Text_20_body" style:list-style-name="L4">
      <style:text-properties officeooo:rsid="1dce56d6" officeooo:paragraph-rsid="1dce56d6"/>
    </style:style>
    <style:style style:name="P11" style:family="paragraph" style:parent-style-name="Text_20_body">
      <style:text-properties officeooo:rsid="1dd1c12c" officeooo:paragraph-rsid="1dd1c12c"/>
    </style:style>
    <style:style style:name="P12" style:family="paragraph" style:parent-style-name="Heading_20_1" style:master-page-name="Standard">
      <style:paragraph-properties style:page-number="auto"/>
      <style:text-properties officeooo:rsid="1dc8131b" officeooo:paragraph-rsid="1dc8131b"/>
    </style:style>
    <style:style style:name="T1" style:family="text">
      <style:text-properties officeooo:rsid="1dc8131b"/>
    </style:style>
    <style:style style:name="T2" style:family="text">
      <style:text-properties officeooo:rsid="1dcad1f5"/>
    </style:style>
    <style:style style:name="T3" style:family="text">
      <style:text-properties officeooo:rsid="1dcb284d"/>
    </style:style>
    <style:style style:name="T4" style:family="text">
      <style:text-properties officeooo:rsid="1dd0569f"/>
    </style:style>
    <style:style style:name="T5" style:family="text">
      <style:text-properties officeooo:rsid="1dd236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Magie</text:h>
      <text:h text:style-name="Heading_20_2" text:outline-level="2">Magic is knowledge</text:h>
      <text:p text:style-name="P1">Magie je, technicky vzato, věda.</text:p>
      <text:list xml:id="list595236886" text:style-name="L1">
        <text:list-item>
          <text:p text:style-name="P3"><text:span text:style-name="T1">Může ji tedy provozovat kterýkoliv inteligentní tvor. Není na to třeba extra talent (i když samozřejmě lidé mají vlohy na různé věci), pokrevní linie a podobně.</text:span></text:p>
        </text:list-item>
        <text:list-item>
          <text:p text:style-name="P2">Řídí se (metafyzickými) zákony.</text:p>
        </text:list-item>
        <text:list-item>
          <text:p text:style-name="P2">Je možné experimentovat a přicházet na nová kouzla a podobně, nebo bádat v tom, co už někdo vyexperimentoval.</text:p>
        </text:list-item>
      </text:list>
      <text:p text:style-name="P1">Nehmotné bytosti (bohové, démoni) jsou především studnice vědomostí. <text:span text:style-name="T3">Mají ale taky ohromnou mentální kapacitu (zvláště bohové), takže mohou amplifikovat mágovy psychické schopnosti (různé kletby, uhranutí a podobně).</text:span></text:p>
      <text:p text:style-name="P5">A mohou také někoho posednout (pak přemýšlí místo něj, používají své znalosti místo jeho znalostí – různá kouzla a tak). Samy o sobě mu nedávají fyzickou sílu, ale mohou mu <text:s/>ji zajistit skrz své znalosti magických postupů.</text:p>
      <text:h text:style-name="Heading_20_2" text:outline-level="2">Material components</text:h>
      <text:p text:style-name="P4">Materiální komponenty jsou důležité. <text:span text:style-name="T2">P</text:span>ředměty <text:span text:style-name="T2">(nejen substance, ale opravdu i předměty. Když ze slámy vyrobím panenku a říkám u toho vhodná slova, má pak jiné magické vlastnosti než výchozí sláma)</text:span> mají magické vlastnosti <text:span text:style-name="T2">a spousta kouzel pracuje s tím, jak je v hodně zkombinovat.</text:span></text:p>
      <text:p text:style-name="P6"><text:soft-page-break/>Roli může hrát vzájemné postavení předmětů. Některé rituály se nedají provést v jednom člověku, protože je potřeba odříkávat různé texty najednou a nezávisle hýbat s mnoha komponentami.</text:p>
      <text:p text:style-name="P9">Magie je obecně o tom, jak pokládat slabé „emitory“ tak, aby se jejich účinek vzájemně posiloval žádoucím směrem.</text:p>
      <text:p text:style-name="P11">Tohle by asi znamenalo, že člověk sám o sobě moc magie nesvede. Možná nějakou psychickou, ale i to bude asi vyžadovat externí posilující materiální komponenty (nadopovat se houbičkama, třeba – to je dobrej příklad magického efektu <text:span text:style-name="T5">způsobeného materiální komponentou</text:span>).</text:p>
      <text:h text:style-name="Heading_20_2" text:outline-level="2">Cit pro práci s komponentami</text:h>
      <text:p text:style-name="P7">Tak možná přece jen bude existovat magická talent – cit pro magické komponenty. Magie se tedy dá provozovat dvěma metodami:</text:p>
      <text:list xml:id="list2549052399" text:style-name="L3">
        <text:list-item>
          <text:p text:style-name="P8">vědeckou (měřím účinky a podle toho upravuju experiment)</text:p>
        </text:list-item>
        <text:list-item>
          <text:p text:style-name="P8">intuitivní (vycítím, že to, co jsem s komponentami udělal, má nějaký magický efekt. Nemusím přesně vědět jaký, ale vím, že to něco dělá, a že se účinky vzájemně posilují).</text:p>
        </text:list-item>
      </text:list>
      <text:h text:style-name="Heading_20_2" text:outline-level="2">Dynamická kouzla vyžadují dynamické změny komponent</text:h>
      <text:p text:style-name="P9">Když chci, aby něco hřálo, stačí jednou pokládat komponenty tak, aby hřály. Když ale chci, aby něco jednorázově vzplanulo plamenem, musím nějak razantně změnit i komponenty – třeba je taky zapálit.<text:line-break/><text:tab/>Z toho plyne, že</text:p>
      <text:list xml:id="list3649647900" text:style-name="L4">
        <text:list-item>
          <text:p text:style-name="P10"><text:soft-page-break/>Permanentní kouzla mají trvalé komponenty (talismany a podobně)</text:p>
        </text:list-item>
        <text:list-item>
          <text:p text:style-name="P10">Jednorázová kouzla mají jednorázové komponenty (nemusí se vždy spálit, ale může to být třeba složitý obrazec, který sesláním kouzla <text:span text:style-name="T4">řízeným způsobem</text:span> rozbiju a pak ho musím složit znovu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7-12T12:48:46.195000000</dc:date>
    <meta:print-date>2113-01-01T00:00:00</meta:print-date>
    <meta:editing-cycles>12473</meta:editing-cycles>
    <meta:editing-duration>P37DT10H15M28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3" meta:paragraph-count="22" meta:word-count="394" meta:character-count="2557" meta:non-whitespace-character-count="2186"/>
  </office:meta>
</office:document-meta>
</file>